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8.65pt"/>
    </style:style>
    <style:style style:name="co2" style:family="table-column">
      <style:table-column-properties fo:break-before="auto" style:column-width="127.3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Wood Plane Project -- Ian Griggs (Phone 705 201 1884)</text:p>
          </table:table-cell>
          <table:table-cell table:style-name="ce1" table:number-columns-repeated="2"/>
        </table:table-row>
        <table:table-row table:style-name="ro1"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File Name for Part</text:p>
          </table:table-cell>
          <table:table-cell table:style-name="ce1" office:value-type="string" calcext:value-type="string">
            <text:p>Quantity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/>Brass, 1/4”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g_CutPath.dx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inless or cold rollled steel, 1/4”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djustHolder_CutPath.dx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de_Left_CutPath.dx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ide_Right_CutPath.dx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oleFront_CutPath.dx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oleRear_CutPath.dx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hroatHolder_CutPath.dx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Stainless or cold rolled steel, <text:s/>1/8”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hroat_CutPath.dx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O1 Tool Steel, 1/4” (1 1/2” wide piece)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ade_CutPath.dxf</text:p>
          </table:table-cell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n </meta:initial-creator>
    <meta:creation-date>2019-10-17T11:41:54.885248178</meta:creation-date>
    <dc:date>2019-10-17T11:56:52.869685425</dc:date>
    <dc:creator>ian </dc:creator>
    <meta:editing-duration>PT14M58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